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3cm" style:auto-text-indent="false"/>
      <style:text-properties style:font-name="Times New Roman" fo:language="pt" fo:country="BR" officeooo:paragraph-rsid="000ebc85"/>
    </style:style>
    <style:style style:name="P2" style:family="paragraph" style:parent-style-name="Standard">
      <style:paragraph-properties fo:margin-left="0cm" fo:margin-right="0cm" fo:line-height="100%" fo:text-align="justify" style:justify-single-word="false" fo:text-indent="3cm" style:auto-text-indent="false"/>
      <style:text-properties style:font-name="Times New Roman" fo:language="pt" fo:country="BR" officeooo:paragraph-rsid="000ebc85"/>
    </style:style>
    <style:style style:name="P3" style:family="paragraph" style:parent-style-name="Standard">
      <style:paragraph-properties fo:margin-left="0cm" fo:margin-right="0cm" fo:line-height="100%" fo:text-align="justify" style:justify-single-word="false" fo:text-indent="3cm" style:auto-text-indent="false"/>
      <style:text-properties style:font-name="Times New Roman" fo:language="pt" fo:country="BR" officeooo:rsid="000ff28e" officeooo:paragraph-rsid="000ff28e"/>
    </style:style>
    <style:style style:name="P4" style:family="paragraph" style:parent-style-name="Standard">
      <style:paragraph-properties fo:margin-left="0cm" fo:margin-right="0cm" fo:line-height="100%" fo:text-align="justify" style:justify-single-word="false" fo:text-indent="3cm" style:auto-text-indent="false"/>
      <style:text-properties style:font-name="Times New Roman" fo:language="pt" fo:country="BR" officeooo:rsid="0011caca" officeooo:paragraph-rsid="0011caca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3cm" style:auto-text-indent="false"/>
      <style:text-properties style:font-name="Times New Roman" fo:language="pt" fo:country="BR" officeooo:rsid="00125242" officeooo:paragraph-rsid="001455c5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3cm" style:auto-text-indent="false"/>
      <style:text-properties style:font-name="Times New Roman" fo:language="pt" fo:country="BR" officeooo:rsid="001455c5" officeooo:paragraph-rsid="001455c5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3cm" style:auto-text-indent="false"/>
      <style:text-properties style:font-name="Times New Roman" fo:language="pt" fo:country="BR" officeooo:rsid="00161256" officeooo:paragraph-rsid="00161256"/>
    </style:style>
    <style:style style:name="P8" style:family="paragraph" style:parent-style-name="Standard" style:master-page-name="">
      <style:paragraph-properties fo:margin-left="0cm" fo:margin-right="0cm" fo:line-height="100%" fo:text-align="justify" style:justify-single-word="false" fo:text-indent="2.963cm" style:auto-text-indent="false" style:page-number="auto"/>
      <style:text-properties style:font-name="Times New Roman" fo:language="pt" fo:country="BR" officeooo:rsid="002b865c" officeooo:paragraph-rsid="000ebc85" fo:background-color="#ffffff"/>
    </style:style>
    <style:style style:name="T1" style:family="text">
      <style:text-properties officeooo:rsid="000ebc85"/>
    </style:style>
    <style:style style:name="T2" style:family="text">
      <style:text-properties officeooo:rsid="00115ced"/>
    </style:style>
    <style:style style:name="T3" style:family="text">
      <style:text-properties officeooo:rsid="00125242"/>
    </style:style>
    <style:style style:name="T4" style:family="text">
      <style:text-properties officeooo:rsid="0012dbb5"/>
    </style:style>
    <style:style style:name="T5" style:family="text">
      <style:text-properties officeooo:rsid="001612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rata-se de execução de pena imposta a <text:span text:style-name="T1">JUSCELINO DE FREITAS DE LIMA</text:span>, condenado a <text:span text:style-name="T1">doze anos e quatro</text:span> meses de reclusão, em regime <text:span text:style-name="T1">fechado,</text:span> p<text:span text:style-name="T1">or</text:span> <text:span text:style-name="T1">roubo qualificado</text:span>.</text:p>
      <text:p text:style-name="P2"><text:span text:style-name="T1">Requereu o apenado, por intermédio de seu advogado, a reconsideração da decisão de unificação, proferida em 23/11/2018 (fl. 103, pv. 224, ev. 1.1), alegando que anteriormente já havia sido determinada a unificação de penas nas fls. 48-41 do processo digitalizado (evento 39).</text:span></text:p>
      <text:p text:style-name="P3">Aduz, também, que o apenado fora beneficiado com o livramento condicional, o qual foi posteriormente revogado <text:span text:style-name="T2">e que,</text:span> e<text:span text:style-name="T2">m 22/08/2018, fora beneficiado com progressão de regime para o semiaberto, sem fazer menção à página da decisão.</text:span></text:p>
      <text:p text:style-name="P2">Relatados.</text:p>
      <text:p text:style-name="P4"><text:span text:style-name="T3">Inicialmente</text:span>, saliento que, para uma melhor análise de requerimentos feitos a qualquer Juízo, é imprescindível proceder à correta referência dos acontecimentos do processo. Verifico que a defesa, quando menciona determinada folha, não faz referência a qual “processo digitalizado” se reporta. <text:span text:style-name="T3">Ademais, na tentativa de “desvendar” ao que se referiam as “fls. 48-41”, bem como a qual processo entre os juntados nos eventos 1.1 e 1.2, passo a crer que a causídica analisando a sentença de extinção do processo nº 0007552-50.2001.8.20.0001 (evento 1.2, fl. 41, pv. 49), entendeu erroneamente tratar-se de decisão de unificação de penas.</text:span></text:p>
      <text:p text:style-name="P5">De logo, compulsando os autos, verifico que <text:span text:style-name="T4">não fora proferida uma nova decisão de unificação de penas tratando dos mesmos processos. Ocorre que, à fl. 83, pv. 126, do evento 1.1, encontra-se certidão informando acerca da nova condenação; mais adiante, foi juntado ofício do Conselho Penitenciário da Secretaria do Trabalho, Justiça e Cidadania (fls. 39-41, pvs. 141-143), no qual o presidente faz alusão às condenações do réu como “unificadas as penas tem-se um total de 12 anos e 4 meses de reclusão”. Posteriormente, todos os atores do processo remetem-se a uma pena unificada, sem que antes tenha sido devidamente prolatada uma sentença de unificação de penas, razão pela qual o Ministério Público manifestou-se requerendo a adequação do cumprimento de pena (fl. 99, pv. 218. ev. 1.1).</text:span></text:p>
      <text:p text:style-name="P6">Desse modo, foi proferida decisão de unificação das penas em execução, na data de 23/11/2018 (fl. 103, pv. 224, ev. 1.1), em doze anos e quatro meses de reclusão, no regime fechado, <text:span text:style-name="T5">haja vista ser necessária a unidade de processo para proceder à execução da pena, de acordo com o art. 111 da Lei de Execuções Penais</text:span>.</text:p>
      <text:p text:style-name="P7">Ademais, não verifico nos autos qualquer decisão de progressão de regime para o semiaberto, conforme mencionado pela defesa.</text:p>
      <text:p text:style-name="P2">Isto posto, mantenho <text:span text:style-name="T5">incólume a decisão de unificação de penas, bem como a Guia de Execução Penal</text:span>.</text:p>
      <text:p text:style-name="P1">P.I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03:12.274000000</meta:creation-date>
    <dc:date>2019-10-17T14:00:49.379000000</dc:date>
    <meta:editing-duration>PT4M24S</meta:editing-duration>
    <meta:editing-cycles>1</meta:editing-cycles>
    <meta:document-statistic meta:table-count="0" meta:image-count="0" meta:object-count="0" meta:page-count="1" meta:paragraph-count="10" meta:word-count="420" meta:character-count="2638" meta:non-whitespace-character-count="2228"/>
    <meta:generator>LibreOffice/6.0.3.2$Windows_X86_64 LibreOffice_project/8f48d515416608e3a835360314dac7e47fd0b821</meta:generator>
  </office:meta>
</office:document-meta>
</file>